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4126in"/>
    </style:style>
    <style:style style:name="co2" style:family="table-column">
      <style:table-column-properties fo:break-before="auto" style:column-width="1.0291in"/>
    </style:style>
    <style:style style:name="co3" style:family="table-column">
      <style:table-column-properties fo:break-before="auto" style:column-width="0.6965in"/>
    </style:style>
    <style:style style:name="co4" style:family="table-column">
      <style:table-column-properties fo:break-before="auto" style:column-width="3.4209in"/>
    </style:style>
    <style:style style:name="co5" style:family="table-column">
      <style:table-column-properties fo:break-before="auto" style:column-width="3.5063in"/>
    </style:style>
    <style:style style:name="co6"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3311in" fo:break-before="auto" style:use-optimal-row-height="true"/>
    </style:style>
    <style:style style:name="ro3" style:family="table-row">
      <style:table-row-properties style:row-height="0.798in" fo:break-before="auto" style:use-optimal-row-height="true"/>
    </style:style>
    <style:style style:name="ro4" style:family="table-row">
      <style:table-row-properties style:row-height="0.4866in" fo:break-before="auto" style:use-optimal-row-height="true"/>
    </style:style>
    <style:style style:name="ta1" style:family="table" style:master-page-name="Default">
      <style:table-properties table:display="true" style:writing-mode="lr-tb"/>
    </style:style>
    <style:style style:name="ce2" style:family="table-cell" style:parent-style-name="Default">
      <style:table-cell-properties fo:wrap-option="wrap"/>
      <style:text-properties fo:font-weight="bold" style:font-weight-asian="bold" style:font-weight-complex="bold"/>
    </style:style>
    <style:style style:name="ce1" style:family="table-cell" style:parent-style-name="Default">
      <style:text-properties fo:font-weight="bold" style:font-weight-asian="bold" style:font-weight-complex="bold"/>
    </style:style>
    <style:style style:name="ce4" style:family="table-cell" style:parent-style-name="Default">
      <style:map style:condition="cell-content()=&quot;Astra Militarum&quot;" style:apply-style-name="Astra_20_Militarum_20_Colour" style:base-cell-address="Sheet1.B2"/>
    </style:style>
    <style:style style:name="ce10" style:family="table-cell" style:parent-style-name="Default">
      <style:map style:condition="cell-content()=&quot;Astra Militarum&quot;" style:apply-style-name="Astra_20_Militarum_20_Colour" style:base-cell-address="Sheet1.B147"/>
    </style:style>
    <style:style style:name="ce12" style:family="table-cell" style:parent-style-name="Default">
      <style:map style:condition="cell-content()=&quot;Astra Militarum&quot;" style:apply-style-name="Astra_20_Militarum_20_Colour" style:base-cell-address="Sheet1.B2"/>
    </style:style>
    <style:style style:name="ce13" style:family="table-cell" style:parent-style-name="Default">
      <style:map style:condition="cell-content()=&quot;No&quot;" style:apply-style-name="Bad" style:base-cell-address="Sheet1.C1"/>
    </style:style>
    <style:style style:name="ce11" style:family="table-cell" style:parent-style-name="Default">
      <style:table-cell-properties fo:wrap-option="wrap"/>
    </style:style>
    <style:style style:name="T1" style:family="text">
      <style:text-properties style:text-position="super 58%"/>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ce4"/>
        <table:table-column table:style-name="co3" table:default-cell-style-name="ce13"/>
        <table:table-column table:style-name="co4" table:default-cell-style-name="Default"/>
        <table:table-column table:style-name="co5" table:default-cell-style-name="ce11"/>
        <table:table-row table:style-name="ro1">
          <table:table-cell office:value-type="string" calcext:value-type="string">
            <text:p>Cards</text:p>
          </table:table-cell>
          <table:table-cell office:value-type="string" calcext:value-type="string">
            <text:p>Faction</text:p>
          </table:table-cell>
          <table:table-cell office:value-type="string" calcext:value-type="string">
            <text:p>Implemented</text:p>
          </table:table-cell>
          <table:table-cell office:value-type="string" calcext:value-type="string">
            <text:p>Reason</text:p>
          </table:table-cell>
          <table:table-cell office:value-type="string" calcext:value-type="string">
            <text:p>Notes</text:p>
          </table:table-cell>
        </table:table-row>
        <table:table-row table:style-name="ro1">
          <table:table-cell office:value-type="string" calcext:value-type="string">
            <text:p>Captain Cato Sicari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Colonel Strake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Nazdreg</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Zarathur, High Sorcer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ackmaster Kith</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Eldorath Starbane</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Commander Shadowsun</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Sicarius’s Chosen</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Cato’s Stronghold</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The Fury of Sicari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Tallassarian Tempest Blad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10<text:span text:style-name="T1">th</text:span> Company Scou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Tactical Squad Cardini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Honored Librarian</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Blood Angels Veteran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aring Assault Squad</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Land Raid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Ultramarines Dreadnough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Veteran Brother Maxo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Eager Recrui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ron Hands Techmarin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Raven Guard Speed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eathwing Guard</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rop Pod Assaul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ndomitabl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Exterminat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Godwyn Pattern Bolt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ron Halo</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Fortress-Monastery</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Holy Sepulchr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Straken’s Command Squa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Omega Zero Comman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Glorious Interventio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traken’s Cunning</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Ratling Deadey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dian Mortar Squa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anctioned Psy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Leman Russ Battle Tank</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Mordian Hellhoun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Assault Valkyri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talwart Ogry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ptain Marki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Enginseer Augu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Penal Legionnair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Infantry Conscript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Elysian Assault Team</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Preemptive Barrag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uppressive Fir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Hostile Environment Gea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Bodyguar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Imperial Bun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Rockcrete Bun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tachan Outpost</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Nazdreg’s Flash Git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Kraktoof Hall</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igga Is Bett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Cybork Bod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niveling Grot</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Goff Nob</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Weirdboy Mania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Tankbusta Bomma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ugged Killa Kans</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Enraged Or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Crushface</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ad Do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kkitbo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Goff Boy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hoota Mob</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urna Boy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attle Cr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notling Attac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quig Bombin’</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kkit Launch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Ork Kannon</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igtoof Bann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Tellyporta Pad</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Zarathur’s Flamers</text:p>
          </table:table-cell>
          <table:table-cell office:value-type="string" calcext:value-type="string">
            <text:p>Chaos</text:p>
          </table:table-cell>
          <table:table-cell office:value-type="string" calcext:value-type="string">
            <text:p>Yes</text:p>
          </table:table-cell>
          <table:table-cell/>
          <table:table-cell office:value-type="string" calcext:value-type="string">
            <text:p>Unit is only sacrificed after the target has been chosen</text:p>
          </table:table-cell>
        </table:table-row>
        <table:table-row table:style-name="ro1">
          <table:table-cell office:value-type="string" calcext:value-type="string">
            <text:p>Shrine of Warpflam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Infernal Gateway</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Mark of Chao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Alpha Legion Infiltrat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ossesse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plintered Path Acolyt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Khorne Berzerk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Vicious Bloodlett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Umbral Preach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Black Legion Heldrak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Ravenous Flesh Hound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Virulent Plague Squa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Chaos Fanatic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oul Grind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Xavaes Split-Tongu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Warpstorm</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Tzeentch’s Firestorm</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romise of Glory</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Rune-Encrusted Arm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Dire Mutation</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Fortress of Madnes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Murder Cogitat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Kith’s Khymeramaster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Khymera De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Pact of the Haemonculi</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Agonizer of Bre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ybarite Marksma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Incubus Warri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aemonculus Torment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ellion Gang</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easthunter Wyche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aleful Mandrak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Vile Raide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lack Heart Ravage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Murder of Razorwing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Coliseum Fighter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Kabalite Strike Forc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yren Zythlex</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Power from Pai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Archon’s Terr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Raid</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uffering</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ypex Injector</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Must be called separately at the end of every DE event.</text:p>
          </table:table-cell>
        </table:table-row>
        <table:table-row table:style-name="ro1">
          <table:table-cell office:value-type="string" calcext:value-type="string">
            <text:p>Altar of Torment</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2">
          <table:table-cell office:value-type="string" calcext:value-type="string">
            <text:p>Twisted Laboratory</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Unsure how this should work with effects that grant text. Currently it cancels all of the effects regardless.</text:p>
          </table:table-cell>
        </table:table-row>
        <table:table-row table:style-name="ro1">
          <table:table-cell office:value-type="string" calcext:value-type="string">
            <text:p>Starbane’s Counci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Alaitoc Shrine</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Foresigh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Mobility</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Biel-Tan Guardian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Altansar Rang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Eldar Survivalis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Wildrider Squadro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oaring Falco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Wailing Wraithfighte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Iyanden Wraithguard</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hrouded Harlequin</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Coded as a reaction instead</text:p>
          </table:table-cell>
        </table:table-row>
        <table:table-row table:style-name="ro1">
          <table:table-cell office:value-type="string" calcext:value-type="string">
            <text:p>Swordwind Farsee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ilvered Blade Aveng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Biel-Tan Warp Spid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piritseer Eratha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3">
          <table:table-cell office:value-type="string" calcext:value-type="string">
            <text:p>Superiority</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Command struggle interrupts are not done, due to this being highly inefficient and slowing the game down considerably. Instead, Superiority should be played during the window given for players to use cards before command struggles.</text:p>
          </table:table-cell>
        </table:table-row>
        <table:table-row table:style-name="ro4">
          <table:table-cell office:value-type="string" calcext:value-type="string">
            <text:p>Nullify</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Needs ongoing support to ensure that it works with future cards. Also likely the buggiest card in the game right now.</text:p>
          </table:table-cell>
        </table:table-row>
        <table:table-row table:style-name="ro1">
          <table:table-cell office:value-type="string" calcext:value-type="string">
            <text:p>Doom</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Gift of Isha</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2">
          <table:table-cell office:value-type="string" calcext:value-type="string">
            <text:p>Banshee Power Sword</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Cards must be discarded when the unit is declared as an attacker.</text:p>
          </table:table-cell>
        </table:table-row>
        <table:table-row table:style-name="ro1">
          <table:table-cell office:value-type="string" calcext:value-type="string">
            <text:p>Corsair Trading Por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Craftworld Gate</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hadowsun’s Stealth Cadre</text:p>
          </table:table-cell>
          <table:table-cell table:style-name="ce10" office:value-type="string" calcext:value-type="string">
            <text:p>Tau</text:p>
          </table:table-cell>
          <table:table-cell office:value-type="string" calcext:value-type="string">
            <text:p>Yes</text:p>
          </table:table-cell>
          <table:table-cell table:number-columns-repeated="2"/>
        </table:table-row>
        <table:table-row table:style-name="ro2">
          <table:table-cell office:value-type="string" calcext:value-type="string">
            <text:p>Communications Relay</text:p>
          </table:table-cell>
          <table:table-cell table:style-name="ce12" office:value-type="string" calcext:value-type="string">
            <text:p>Tau</text:p>
          </table:table-cell>
          <table:table-cell office:value-type="string" calcext:value-type="string">
            <text:p>YES</text:p>
          </table:table-cell>
          <table:table-cell/>
          <table:table-cell office:value-type="string" calcext:value-type="string">
            <text:p>Needs ongoing support to ensure that it works with future cards.</text:p>
          </table:table-cell>
        </table:table-row>
        <table:table-row table:style-name="ro1">
          <table:table-cell office:value-type="string" calcext:value-type="string">
            <text:p>Squadron Redeployment</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ommand-Link Dron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con Dron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Vior’la Marksma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arnivore Pack</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Vash’ya Trailblazer</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 Warrior Elit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 Warrior Strike Tea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risis Battle Guard</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arth Caste Technicia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Gun Drones</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Stingwing Swar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blade Kais’vr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xperimental Devilfish</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ven the Odds</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alculated Strik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Deceptio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pulsor Impact Field</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Ion Rifl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rontline Launch Bay</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Ambush Platfor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No Mercy</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Void Pirate</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Rogue Trader</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Fall Back!</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romethium Mine</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romotion</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lannum</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Atrox Prime</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Barlus</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Elouith</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Carnath</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Tarrus</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Osus IV</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Ferrin</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Y’varn</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Iridial</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table:number-columns-repeated="5"/>
        </table:table-row>
        <table:table-row table:style-name="ro2">
          <table:table-cell table:style-name="ce2" office:value-type="string" calcext:value-type="string">
            <text:p>Proportion of core set cards implemented:</text:p>
          </table:table-cell>
          <table:table-cell/>
          <table:table-cell table:formula="of:=COUNTIF([.C2:.C185];&quot;Yes&quot;)/184" office:value-type="float" office:value="1" calcext:value-type="float">
            <text:p>1</text:p>
          </table:table-cell>
          <table:table-cell table:number-columns-repeated="2"/>
        </table:table-row>
        <table:table-row table:style-name="ro1">
          <table:table-cell table:number-columns-repeated="5"/>
        </table:table-row>
        <table:table-row table:style-name="ro1">
          <table:table-cell table:style-name="ce1" office:value-type="string" calcext:value-type="string">
            <text:p>The Great Devourer</text:p>
          </table:table-cell>
          <table:table-cell table:number-columns-repeated="4"/>
        </table:table-row>
        <table:table-row table:style-name="ro1">
          <table:table-cell office:value-type="string" calcext:value-type="string">
            <text:p>“Old One Ey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Lurking Hormagaunt</text:p>
          </table:table-cell>
          <table:table-cell office:value-type="string" calcext:value-type="string">
            <text:p>Tyranids</text:p>
          </table:table-cell>
          <table:table-cell office:value-type="string" calcext:value-type="string">
            <text:p>Yes</text:p>
          </table:table-cell>
          <table:table-cell/>
          <table:table-cell office:value-type="string" calcext:value-type="string">
            <text:p>Must click Old One Eye instead</text:p>
          </table:table-cell>
        </table:table-row>
        <table:table-row table:style-name="ro1">
          <table:table-cell office:value-type="string" calcext:value-type="string">
            <text:p>Awakening Caver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Ferocious Strength</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Great Scything Talon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he Swarmlor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rood Warrior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Leviathan Hive Ship</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Indescribable Horro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one Sabr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avage Warrior Prim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lazing Zoanthrop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Gravid Tervig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talking Licto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enomthrope Pollut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Ripper Swarm</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trangler Broo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ermagant Sentry</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Hunter Gargoyl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irulent Spore Sac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cything Hormagaunt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oxic Venomthrop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ermagant Hord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olatile Pyrovor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ermagant Spiker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yranid Warrio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2">
          <table:table-cell office:value-type="string" calcext:value-type="string">
            <text:p>Swarm Guar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Adamant Hive Guar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4">
          <table:table-cell office:value-type="string" calcext:value-type="string">
            <text:p>Ymgarl Genesteal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Ravenous Haruspex</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iovore Spore Launch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hrieking Harpy</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urrowing Tryg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Clogged with Corps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Preda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pawn Termagant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pore Burst</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Dark Cunning</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Consump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Regenera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Noxious Fleshbor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Pincer Tail</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Parasitic Infec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Heavy Venom Cann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rood Chamb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Digestion Pool</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Mycetic Spor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pore Chimney</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ynaptic Link</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eteran Barbr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Vengeanc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Seraphim Superior Allegra</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Holy Fusilad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Boss Zugnog</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Ork Land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ghrax Bloodhan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Ecstatic Seizure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olarite Avety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Dark Possession</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Some level of jank should be expected.</text:p>
          </table:table-cell>
        </table:table-row>
        <table:table-row table:style-name="ro1">
          <table:table-cell office:value-type="string" calcext:value-type="string">
            <text:p>Autach Celachia</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ubdua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Pathfinder Shi Or’es</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pair Bay</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table:number-columns-repeated="5"/>
        </table:table-row>
        <table:table-row table:style-name="ro2">
          <table:table-cell table:style-name="ce2" office:value-type="string" calcext:value-type="string">
            <text:p>Proportion of The Great Devourer cards implemented:</text:p>
          </table:table-cell>
          <table:table-cell/>
          <table:table-cell table:formula="of:=COUNTIF([.C190:.C252];&quot;Yes&quot;)/(63)" office:value-type="float" office:value="1" calcext:value-type="float">
            <text:p>1</text:p>
          </table:table-cell>
          <table:table-cell table:number-columns-repeated="2"/>
        </table:table-row>
        <table:table-row table:style-name="ro1">
          <table:table-cell table:number-columns-repeated="5"/>
        </table:table-row>
        <table:table-row table:style-name="ro1">
          <table:table-cell table:style-name="ce1" office:value-type="string" calcext:value-type="string">
            <text:p>Legions of Death</text:p>
          </table:table-cell>
          <table:table-cell table:number-columns-repeated="4"/>
        </table:table-row>
        <table:table-row table:style-name="ro1">
          <table:table-cell office:value-type="string" calcext:value-type="string">
            <text:p>Nahumekh</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estroyer Cultist</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Obedience</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2">
          <table:table-cell office:value-type="string" calcext:value-type="string">
            <text:p>Hate</text:p>
          </table:table-cell>
          <table:table-cell office:value-type="string" calcext:value-type="string">
            <text:p>Necrons</text:p>
          </table:table-cell>
          <table:table-cell office:value-type="string" calcext:value-type="string">
            <text:p>Yes</text:p>
          </table:table-cell>
          <table:table-cell/>
          <table:table-cell office:value-type="string" calcext:value-type="string">
            <text:p>May not spend resources due to ability canceling effects.</text:p>
          </table:table-cell>
        </table:table-row>
        <table:table-row table:style-name="ro1">
          <table:table-cell office:value-type="string" calcext:value-type="string">
            <text:p>The Staff of Command</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Anrakyr the Traveller</text:p>
          </table:table-cell>
          <table:table-cell office:value-type="string" calcext:value-type="string">
            <text:p>Necrons</text:p>
          </table:table-cell>
          <table:table-cell office:value-type="string" calcext:value-type="string">
            <text:p>Maybe</text:p>
          </table:table-cell>
          <table:table-cell office:value-type="string" calcext:value-type="string">
            <text:p>Need to rework discounts code</text:p>
          </table:table-cell>
          <table:table-cell office:value-type="string" calcext:value-type="string">
            <text:p>Discounts not supported</text:p>
          </table:table-cell>
        </table:table-row>
        <table:table-row table:style-name="ro1">
          <table:table-cell office:value-type="string" calcext:value-type="string">
            <text:p>Pyrrhian Eternals</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Slumbering Tomb</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4">
          <table:table-cell office:value-type="string" calcext:value-type="string">
            <text:p>Awake the Sleepers</text:p>
          </table:table-cell>
          <table:table-cell office:value-type="string" calcext:value-type="string">
            <text:p>Necrons</text:p>
          </table:table-cell>
          <table:table-cell office:value-type="string" calcext:value-type="string">
            <text:p>Yes</text:p>
          </table:table-cell>
          <table:table-cell/>
          <table:table-cell office:value-type="string" calcext:value-type="string">
            <text:p>Can’t choose the order of the positions of the cards being added from the discard; always picks the bottom-most card.</text:p>
          </table:table-cell>
        </table:table-row>
        <table:table-row table:style-name="ro1">
          <table:table-cell office:value-type="string" calcext:value-type="string">
            <text:p>Pyrrhian Warscythe</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Canoptek Scarab Swarm</text:p>
          </table:table-cell>
          <table:table-cell office:value-type="string" calcext:value-type="string">
            <text:p>Necrons</text:p>
          </table:table-cell>
          <table:table-cell office:value-type="string" calcext:value-type="string">
            <text:p>Yes</text:p>
          </table:table-cell>
          <table:table-cell/>
          <table:table-cell office:value-type="string" calcext:value-type="string">
            <text:p>Coded as a reaction instead</text:p>
          </table:table-cell>
        </table:table-row>
        <table:table-row table:style-name="ro1">
          <table:table-cell office:value-type="string" calcext:value-type="string">
            <text:p>Warriors of Gidrim</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Flayed Ones Pack</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Immortal Vanguard</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Patrolling Wraith</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ecaying Warrior Squad</text:p>
          </table:table-cell>
          <table:table-cell office:value-type="string" calcext:value-type="string">
            <text:p>Necrons</text:p>
          </table:table-cell>
          <table:table-cell office:value-type="string" calcext:value-type="string">
            <text:p>No</text:p>
          </table:table-cell>
          <table:table-cell office:value-type="string" calcext:value-type="string">
            <text:p>No support for selecting cards from the discard pile</text:p>
          </table:table-cell>
          <table:table-cell/>
        </table:table-row>
        <table:table-row table:style-name="ro1">
          <table:table-cell office:value-type="string" calcext:value-type="string">
            <text:p>Deathmark Assassins</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Mandragoran Immortals</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Tomb Blade Squadron</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4">
          <table:table-cell office:value-type="string" calcext:value-type="string">
            <text:p>Reanimating Warriors</text:p>
          </table:table-cell>
          <table:table-cell office:value-type="string" calcext:value-type="string">
            <text:p>Necrons</text:p>
          </table:table-cell>
          <table:table-cell office:value-type="string" calcext:value-type="string">
            <text:p>Yes</text:p>
          </table:table-cell>
          <table:table-cell/>
          <table:table-cell office:value-type="string" calcext:value-type="string">
            <text:p>On kill effects against the reanimating warriors still resolve even if the unit is not destroyed due to the ability.</text:p>
          </table:table-cell>
        </table:table-row>
        <table:table-row table:style-name="ro1">
          <table:table-cell office:value-type="string" calcext:value-type="string">
            <text:p>Canoptek Spyder</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Immortal Legion</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Praetorian Ancient</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Harbinger of Eternity</text:p>
          </table:table-cell>
          <table:table-cell office:value-type="string" calcext:value-type="string">
            <text:p>Necrons</text:p>
          </table:table-cell>
          <table:table-cell office:value-type="string" calcext:value-type="string">
            <text:p>No</text:p>
          </table:table-cell>
          <table:table-cell office:value-type="string" calcext:value-type="string">
            <text:p>No Necrons Events implemented so I can not test it.</text:p>
          </table:table-cell>
          <table:table-cell/>
        </table:table-row>
        <table:table-row table:style-name="ro1">
          <table:table-cell office:value-type="string" calcext:value-type="string">
            <text:p>Lychguard Sentinel</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oom Scythe Invader</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oomsday Ark</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read Monolith</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Reanimation Protocol</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Recycle</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Mechanical Enhancement</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rudgery</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Extermination</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Gauss Flayer</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Royal Phylactery</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Hyperphase Sword</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Resurrection Orb</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Mind Shackle Scarab</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Timeworn Stasis-Crypt</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Weight of the Aeons</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Eternity Gate</text:p>
          </table:table-cell>
          <table:table-cell office:value-type="string" calcext:value-type="string">
            <text:p>Necrons</text:p>
          </table:table-cell>
          <table:table-cell office:value-type="string" calcext:value-type="string">
            <text:p>No</text:p>
          </table:table-cell>
          <table:table-cell office:value-type="string" calcext:value-type="string">
            <text:p>Front end is bad</text:p>
          </table:table-cell>
          <table:table-cell/>
        </table:table-row>
        <table:table-row table:style-name="ro1">
          <table:table-cell office:value-type="string" calcext:value-type="string">
            <text:p>Sautekh Complex</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Master Program</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Particle Whip</text:p>
          </table:table-cell>
          <table:table-cell office:value-type="string" calcext:value-type="string">
            <text:p>Necrons</text:p>
          </table:table-cell>
          <table:table-cell office:value-type="string" calcext:value-type="string">
            <text:p>No</text:p>
          </table:table-cell>
          <table:table-cell office:value-type="string" calcext:value-type="string">
            <text:p>Front end is bad</text:p>
          </table:table-cell>
          <table:table-cell/>
        </table:table-row>
        <table:table-row table:style-name="ro1">
          <table:table-cell office:value-type="string" calcext:value-type="string">
            <text:p>Freebooter Kaptain</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Backlash</text:p>
          </table:table-cell>
          <table:table-cell office:value-type="string" calcext:value-type="string">
            <text:p>Neutral</text:p>
          </table:table-cell>
          <table:table-cell office:value-type="string" calcext:value-type="string">
            <text:p>No</text:p>
          </table:table-cell>
          <table:table-cell office:value-type="string" calcext:value-type="string">
            <text:p>Have not had time yet.</text:p>
          </table:table-cell>
          <table:table-cell office:value-type="string" calcext:value-type="string">
            <text:p>:&lt;</text:p>
          </table:table-cell>
        </table:table-row>
        <table:table-row table:style-name="ro1">
          <table:table-cell office:value-type="string" calcext:value-type="string">
            <text:p>Defense Battery</text:p>
          </table:table-cell>
          <table:table-cell office:value-type="string" calcext:value-type="string">
            <text:p>Neutral</text:p>
          </table:table-cell>
          <table:table-cell office:value-type="string" calcext:value-type="string">
            <text:p>No</text:p>
          </table:table-cell>
          <table:table-cell office:value-type="string" calcext:value-type="string">
            <text:p>Have not had time yet.</text:p>
          </table:table-cell>
          <table:table-cell office:value-type="string" calcext:value-type="string">
            <text:p>:&lt;</text:p>
          </table:table-cell>
        </table:table-row>
        <table:table-row table:style-name="ro1">
          <table:table-cell office:value-type="string" calcext:value-type="string">
            <text:p>STC Fragment</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Ravenwing Escor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Standard Bearer</text:p>
          </table:table-cell>
          <table:table-cell office:value-type="string" calcext:value-type="string">
            <text:p>Astra Militarum</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Goff Brawlers</text:p>
          </table:table-cell>
          <table:table-cell office:value-type="string" calcext:value-type="string">
            <text:p>Ork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Venomous Fiend</text:p>
          </table:table-cell>
          <table:table-cell office:value-type="string" calcext:value-type="string">
            <text:p>Chao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Treacherous Lhamaean</text:p>
          </table:table-cell>
          <table:table-cell office:value-type="string" calcext:value-type="string">
            <text:p>Dark Eldar</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Nightshade Intercepto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Air Caste Courier</text:p>
          </table:table-cell>
          <table:table-cell office:value-type="string" calcext:value-type="string">
            <text:p>Tau</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warmling Termangants</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table:number-columns-repeated="5"/>
        </table:table-row>
        <table:table-row table:style-name="ro2">
          <table:table-cell table:style-name="ce2" office:value-type="string" calcext:value-type="string">
            <text:p>Proportion of Legions of Death cards implemented:</text:p>
          </table:table-cell>
          <table:table-cell/>
          <table:table-cell table:formula="of:=COUNTIF([.C257:.C312];&quot;Yes&quot;)/(56)" office:value-type="float" office:value="0.767857142857143" calcext:value-type="float">
            <text:p>0.767857142857143</text:p>
          </table:table-cell>
          <table:table-cell table:number-columns-repeated="2"/>
        </table:table-row>
        <table:table-row table:style-name="ro1" table:number-rows-repeated="1048261">
          <table:table-cell table:number-columns-repeated="5"/>
        </table:table-row>
        <table:table-row table:style-name="ro1">
          <table:table-cell table:number-columns-repeated="5"/>
        </table:table-row>
        <calcext:conditional-formats>
          <calcext:conditional-format calcext:target-range-address="Sheet1.B1:Sheet1.B146 Sheet1.B148:Sheet1.B1048576">
            <calcext:condition calcext:apply-style-name="Astra Militarum Colour" calcext:value="=&quot;Astra Militarum&quot;" calcext:base-cell-address="Sheet1.B2"/>
          </calcext:conditional-format>
          <calcext:conditional-format calcext:target-range-address="Sheet1.B1:Sheet1.B146 Sheet1.B148:Sheet1.B1048576">
            <calcext:condition calcext:apply-style-name="Space Marines" calcext:value="=&quot;Space Marines&quot;" calcext:base-cell-address="Sheet1.B1"/>
          </calcext:conditional-format>
          <calcext:conditional-format calcext:target-range-address="Sheet1.B1:Sheet1.B146 Sheet1.B148:Sheet1.B1048576">
            <calcext:condition calcext:apply-style-name="Orks Colour" calcext:value="=&quot;Orks&quot;" calcext:base-cell-address="Sheet1.B1"/>
          </calcext:conditional-format>
          <calcext:conditional-format calcext:target-range-address="Sheet1.B1:Sheet1.B146 Sheet1.B148:Sheet1.B1048576">
            <calcext:condition calcext:apply-style-name="Chaos Colour" calcext:value="=&quot;Chaos&quot;" calcext:base-cell-address="Sheet1.B1"/>
          </calcext:conditional-format>
          <calcext:conditional-format calcext:target-range-address="Sheet1.B1:Sheet1.B146 Sheet1.B148:Sheet1.B1048576">
            <calcext:condition calcext:apply-style-name="Dark Eldar Colour" calcext:value="=&quot;Dark Eldar&quot;" calcext:base-cell-address="Sheet1.B1"/>
          </calcext:conditional-format>
          <calcext:conditional-format calcext:target-range-address="Sheet1.B1:Sheet1.B146 Sheet1.B148:Sheet1.B1048576">
            <calcext:condition calcext:apply-style-name="Eldar Colour" calcext:value="=&quot;Eldar&quot;" calcext:base-cell-address="Sheet1.B1"/>
          </calcext:conditional-format>
          <calcext:conditional-format calcext:target-range-address="Sheet1.B1:Sheet1.B146 Sheet1.B148:Sheet1.B1048576">
            <calcext:condition calcext:apply-style-name="Tau Colour" calcext:value="=&quot;Tau&quot;" calcext:base-cell-address="Sheet1.B1"/>
          </calcext:conditional-format>
          <calcext:conditional-format calcext:target-range-address="Sheet1.B147:Sheet1.B169">
            <calcext:condition calcext:apply-style-name="Astra Militarum Colour" calcext:value="=&quot;Astra Militarum&quot;" calcext:base-cell-address="Sheet1.B147"/>
          </calcext:conditional-format>
          <calcext:conditional-format calcext:target-range-address="Sheet1.B147:Sheet1.B169">
            <calcext:condition calcext:apply-style-name="Space Marines" calcext:value="=&quot;Space Marines&quot;" calcext:base-cell-address="Sheet1.B147"/>
          </calcext:conditional-format>
          <calcext:conditional-format calcext:target-range-address="Sheet1.B147:Sheet1.B169">
            <calcext:condition calcext:apply-style-name="Orks Colour" calcext:value="=&quot;Orks&quot;" calcext:base-cell-address="Sheet1.B147"/>
          </calcext:conditional-format>
          <calcext:conditional-format calcext:target-range-address="Sheet1.B147:Sheet1.B169">
            <calcext:condition calcext:apply-style-name="Chaos Colour" calcext:value="=&quot;Chaos&quot;" calcext:base-cell-address="Sheet1.B147"/>
          </calcext:conditional-format>
          <calcext:conditional-format calcext:target-range-address="Sheet1.B147:Sheet1.B169">
            <calcext:condition calcext:apply-style-name="Dark Eldar Colour" calcext:value="=&quot;Dark Eldar&quot;" calcext:base-cell-address="Sheet1.B147"/>
          </calcext:conditional-format>
          <calcext:conditional-format calcext:target-range-address="Sheet1.B147:Sheet1.B169">
            <calcext:condition calcext:apply-style-name="Eldar Colour" calcext:value="=&quot;Eldar&quot;" calcext:base-cell-address="Sheet1.B147"/>
          </calcext:conditional-format>
          <calcext:conditional-format calcext:target-range-address="Sheet1.B147:Sheet1.B169">
            <calcext:condition calcext:apply-style-name="Tau Colour" calcext:value="=&quot;Tau&quot;" calcext:base-cell-address="Sheet1.B147"/>
          </calcext:conditional-format>
          <calcext:conditional-format calcext:target-range-address="Sheet1.C1:Sheet1.C1048576">
            <calcext:condition calcext:apply-style-name="Bad" calcext:value="=&quot;No&quot;" calcext:base-cell-address="Sheet1.C1"/>
          </calcext:conditional-format>
          <calcext:conditional-format calcext:target-range-address="Sheet1.C1:Sheet1.C1048576">
            <calcext:condition calcext:apply-style-name="Good" calcext:value="=&quot;Yes&quot;" calcext:base-cell-address="Sheet1.C1"/>
          </calcext:conditional-format>
          <calcext:conditional-format calcext:target-range-address="Sheet1.C1:Sheet1.C1048576">
            <calcext:condition calcext:apply-style-name="Neutral" calcext:value="=&quot;Maybe&quot;" calcext:base-cell-address="Sheet1.C1"/>
          </calcext:conditional-format>
          <calcext:conditional-format calcext:target-range-address="Sheet1.B1:Sheet1.B1048576">
            <calcext:condition calcext:apply-style-name="Necron Colour" calcext:value="=&quot;Necrons&quot;" calcext:base-cell-address="Sheet1.B1"/>
          </calcext:conditional-format>
          <calcext:conditional-format calcext:target-range-address="Sheet1.B1:Sheet1.B1048576">
            <calcext:condition calcext:apply-style-name="Tyranids Colour" calcext:value="=&quot;Tyranids&quot;" calcext:base-cell-address="Sheet1.B1"/>
          </calcext:conditional-format>
        </calcext:conditional-formats>
      </table:table>
      <table:named-expressions>
        <table:named-range table:name="Card" table:base-cell-address="$Sheet1.$A$1" table:cell-range-address="$Sheet1.$A:.$A"/>
        <table:named-range table:name="Cards" table:base-cell-address="$Sheet1.$A$1" table:cell-range-address="$Sheet1.$A$1"/>
      </table:named-expressions>
      <table:database-ranges>
        <table:database-range table:name="__Anonymous_Sheet_DB__0" table:target-range-address="Sheet1.A1:Sheet1.E185"/>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number:currency-style style:name="N129P0" style:volatile="true">
      <number:currency-symbol number:language="en" number:country="US">$</number:currency-symbol>
      <number:number number:decimal-places="2" number:min-decimal-places="2" number:min-integer-digits="1" number:grouping="true"/>
    </number:currency-style>
    <number:currency-style style:name="N129">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29P0"/>
    </number:currency-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Space_20_Marines_20_Colour" style:display-name="Space Marines Colour" style:family="table-cell" style:parent-style-name="Default">
      <style:table-cell-properties fo:background-color="#2a6099"/>
    </style:style>
    <style:style style:name="Space_20_Marines" style:display-name="Space Marines" style:family="table-cell" style:parent-style-name="Default">
      <style:table-cell-properties fo:background-color="#2a6099"/>
    </style:style>
    <style:style style:name="Astra_20_Militarum_20_Colour" style:display-name="Astra Militarum Colour" style:family="table-cell" style:parent-style-name="Default">
      <style:table-cell-properties fo:background-color="#808080"/>
    </style:style>
    <style:style style:name="Orks_20_Colour" style:display-name="Orks Colour" style:family="table-cell" style:parent-style-name="Default">
      <style:table-cell-properties fo:background-color="#81d41a"/>
    </style:style>
    <style:style style:name="Chaos_20_Colour" style:display-name="Chaos Colour" style:family="table-cell" style:parent-style-name="Default">
      <style:table-cell-properties fo:background-color="#ff0000"/>
    </style:style>
    <style:style style:name="Dark_20_Eldar_20_Colour" style:display-name="Dark Eldar Colour" style:family="table-cell" style:parent-style-name="Default">
      <style:table-cell-properties fo:background-color="#780373"/>
    </style:style>
    <style:style style:name="Eldar_20_Colour" style:display-name="Eldar Colour" style:family="table-cell" style:parent-style-name="Default">
      <style:table-cell-properties fo:background-color="#ffff38"/>
    </style:style>
    <style:style style:name="Tau_20_Colour" style:display-name="Tau Colour" style:family="table-cell" style:parent-style-name="Default">
      <style:table-cell-properties fo:background-color="#b4c7dc"/>
    </style:style>
    <style:style style:name="Necron_20_Colour" style:display-name="Necron Colour" style:family="table-cell" style:parent-style-name="Default">
      <style:table-cell-properties fo:background-color="#127622" style:diagonal-bl-tr="none" style:diagonal-tl-br="none"/>
    </style:style>
    <style:style style:name="Tyranids_20_Colour" style:display-name="Tyranids Colour" style:family="table-cell" style:parent-style-name="Default">
      <style:table-cell-properties fo:background-color="#7b3d00"/>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5-02">00/00/0000</text:date>, <text:time style:data-style-name="N2" text:time-value="09:59:40.7780455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3-10T07:45:58.539233800</meta:creation-date>
    <dc:date>2025-05-02T09:59:47.403846700</dc:date>
    <meta:editing-duration>P6DT14H12M26S</meta:editing-duration>
    <meta:editing-cycles>243</meta:editing-cycles>
    <meta:generator>LibreOffice/25.2.2.2$Windows_X86_64 LibreOffice_project/7370d4be9e3cf6031a51beef54ff3bda878e3fac</meta:generator>
    <meta:document-statistic meta:table-count="1" meta:cell-count="952" meta:object-count="0"/>
  </office:meta>
</office:document-meta>
</file>